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77.88mm"/>
    </style:style>
    <style:style style:name="co4" style:family="table-column">
      <style:table-column-properties fo:break-before="auto" style:column-width="89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obj_id</text:p>
          </table:table-cell>
          <table:table-cell office:value-type="string" calcext:value-type="string">
            <text:p>obj_poster</text:p>
          </table:table-cell>
          <table:table-cell office:value-type="string" calcext:value-type="string">
            <text:p>obj_rating</text:p>
          </table:table-cell>
          <table:table-cell office:value-type="string" calcext:value-type="string">
            <text:p>obj_title</text:p>
          </table:table-cell>
        </table:table-row>
        <table:table-row table:style-name="ro1">
          <table:table-cell office:value-type="float" office:value="359784" calcext:value-type="float">
            <text:p>359784</text:p>
          </table:table-cell>
          <table:table-cell office:value-type="string" calcext:value-type="string">
            <text:p>“/1Jgp09U2JXQ9CnCJxG1QQkRdjdI.jpg”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Maudie"</text:p>
          </table:table-cell>
        </table:table-row>
        <table:table-row table:style-name="ro1">
          <table:table-cell office:value-type="float" office:value="419546" calcext:value-type="float">
            <text:p>419546</text:p>
          </table:table-cell>
          <table:table-cell office:value-type="string" calcext:value-type="string">
            <text:p>"/qWSh708Vep7dp8dnpH6dydSmAca.jpg"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HyperNormalisation"</text:p>
          </table:table-cell>
        </table:table-row>
        <table:table-row table:style-name="ro1">
          <table:table-cell office:value-type="float" office:value="377263" calcext:value-type="float">
            <text:p>377263</text:p>
          </table:table-cell>
          <table:table-cell office:value-type="string" calcext:value-type="string">
            <text:p>"/aG49QUc1ylhQOBV1JBvyQ7Q5vmD.jpg"</text:p>
          </table:table-cell>
          <table:table-cell table:style-name="Default" office:value-type="float" office:value="7.51" calcext:value-type="float">
            <text:p>7.51</text:p>
          </table:table-cell>
          <table:table-cell office:value-type="string" calcext:value-type="string">
            <text:p>"Frantz"</text:p>
          </table:table-cell>
        </table:table-row>
        <table:table-row table:style-name="ro1">
          <table:table-cell office:value-type="float" office:value="352186" calcext:value-type="float">
            <text:p>352186</text:p>
          </table:table-cell>
          <table:table-cell office:value-type="string" calcext:value-type="string">
            <text:p>"/eZKWkJ9JVMHOuuqjQevP8DScQi5.jpg"</text:p>
          </table:table-cell>
          <table:table-cell table:style-name="Default" office:value-type="float" office:value="7.5" calcext:value-type="float">
            <text:p>7.5</text:p>
          </table:table-cell>
          <table:table-cell office:value-type="string" calcext:value-type="string">
            <text:p>"Good Kids"</text:p>
          </table:table-cell>
        </table:table-row>
        <table:table-row table:style-name="ro1">
          <table:table-cell office:value-type="float" office:value="329865" calcext:value-type="float">
            <text:p>329865</text:p>
          </table:table-cell>
          <table:table-cell office:value-type="string" calcext:value-type="string">
            <text:p>"/xGgg2UI20qtEh7mura3RRwP8d3I.jpg"</text:p>
          </table:table-cell>
          <table:table-cell table:style-name="Default" office:value-type="float" office:value="7.12" calcext:value-type="float">
            <text:p>7.12</text:p>
          </table:table-cell>
          <table:table-cell office:value-type="string" calcext:value-type="string">
            <text:p>"Arrival"</text:p>
          </table:table-cell>
        </table:table-row>
        <table:table-row table:style-name="ro1">
          <table:table-cell office:value-type="float" office:value="284052" calcext:value-type="float">
            <text:p>284052</text:p>
          </table:table-cell>
          <table:table-cell office:value-type="string" calcext:value-type="string">
            <text:p>"/xfWac8MTYDxujaxgPVcRD9yZaul.jpg"</text:p>
          </table:table-cell>
          <table:table-cell table:style-name="Default" office:value-type="float" office:value="6.89" calcext:value-type="float">
            <text:p>6.89</text:p>
          </table:table-cell>
          <table:table-cell office:value-type="string" calcext:value-type="string">
            <text:p>"Doctor Strange"</text:p>
          </table:table-cell>
        </table:table-row>
        <table:table-row table:style-name="ro1">
          <table:table-cell office:value-type="float" office:value="95610" calcext:value-type="float">
            <text:p>95610</text:p>
          </table:table-cell>
          <table:table-cell office:value-type="string" calcext:value-type="string">
            <text:p>"/j8di6S3mUuFe5Yz8etRG8yG5EeE.jpg"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"Bridget Jones's Baby"</text:p>
          </table:table-cell>
        </table:table-row>
        <table:table-row table:style-name="ro1">
          <table:table-cell office:value-type="float" office:value="302401" calcext:value-type="float">
            <text:p>302401</text:p>
          </table:table-cell>
          <table:table-cell office:value-type="string" calcext:value-type="string">
            <text:p>"/mWOotrG1MMKP9iCy2uPepbu27jk.jpg"</text:p>
          </table:table-cell>
          <table:table-cell table:style-name="Default" office:value-type="float" office:value="6.48" calcext:value-type="float">
            <text:p>6.48</text:p>
          </table:table-cell>
          <table:table-cell office:value-type="string" calcext:value-type="string">
            <text:p>"Snowden"</text:p>
          </table:table-cell>
        </table:table-row>
        <table:table-row table:style-name="ro1">
          <table:table-cell office:value-type="float" office:value="388333" calcext:value-type="float">
            <text:p>388333</text:p>
          </table:table-cell>
          <table:table-cell office:value-type="string" calcext:value-type="string">
            <text:p>"/311gCwnNJgyoNEPWR9GJ2JBGJAm.jpg"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"M.S. Dhoni: The Untold Story"</text:p>
          </table:table-cell>
        </table:table-row>
        <table:table-row table:style-name="ro1">
          <table:table-cell office:value-type="float" office:value="392794" calcext:value-type="float">
            <text:p>392794</text:p>
          </table:table-cell>
          <table:table-cell office:value-type="string" calcext:value-type="string">
            <text:p>"/lxqPGO21hj8SmZ5eutRFDjG6uxo.jpg"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"La Danseuse"</text:p>
          </table:table-cell>
        </table:table-row>
        <table:table-row table:style-name="ro1">
          <table:table-cell table:style-name="Default" office:value-type="float" office:value="340666" calcext:value-type="float">
            <text:p>340666</text:p>
          </table:table-cell>
          <table:table-cell office:value-type="string" calcext:value-type="string">
            <text:p>"/9Moizj8qxcZK6DqEE1MTO3pQAEw.jpg"</text:p>
          </table:table-cell>
          <table:table-cell table:style-name="Default" office:value-type="float" office:value="6.14" calcext:value-type="float">
            <text:p>6.14</text:p>
          </table:table-cell>
          <table:table-cell office:value-type="string" calcext:value-type="string">
            <text:p>"Nocturnal Animals"</text:p>
          </table:table-cell>
        </table:table-row>
        <table:table-row table:style-name="ro1">
          <table:table-cell office:value-type="float" office:value="302946" calcext:value-type="float">
            <text:p>302946</text:p>
          </table:table-cell>
          <table:table-cell office:value-type="string" calcext:value-type="string">
            <text:p>"/l9BWPqUV57X5ELBDLlbO7Vhh3Mr.jpg"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"The Accountant"</text:p>
          </table:table-cell>
        </table:table-row>
        <table:table-row table:style-name="ro1">
          <table:table-cell office:value-type="float" office:value="256569" calcext:value-type="float">
            <text:p>256569</text:p>
          </table:table-cell>
          <table:table-cell office:value-type="string" calcext:value-type="string">
            <text:p>"/4lGKBscylAN093abvEo751rDIyF.jpg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respass Against Us"</text:p>
          </table:table-cell>
        </table:table-row>
        <table:table-row table:style-name="ro1">
          <table:table-cell office:value-type="float" office:value="324786" calcext:value-type="float">
            <text:p>324786</text:p>
          </table:table-cell>
          <table:table-cell office:value-type="string" calcext:value-type="string">
            <text:p>"/bndiUFfJxNd2fYx8XO610L9a07m.jpg"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"Hacksaw Ridge"</text:p>
          </table:table-cell>
        </table:table-row>
        <table:table-row table:style-name="ro1">
          <table:table-cell office:value-type="float" office:value="403450" calcext:value-type="float">
            <text:p>403450</text:p>
          </table:table-cell>
          <table:table-cell office:value-type="string" calcext:value-type="string">
            <text:p>"/hXnLCFP3411ynZ9bhPZSbXix9xq.jpg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In guerra per amore"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obj_placeid</text:p>
          </table:table-cell>
          <table:table-cell office:value-type="string" calcext:value-type="string">
            <text:p>obj_image</text:p>
          </table:table-cell>
          <table:table-cell office:value-type="string" calcext:value-type="string">
            <text:p>obj_rating</text:p>
          </table:table-cell>
          <table:table-cell office:value-type="string" calcext:value-type="string">
            <text:p>obj_name</text:p>
          </table:table-cell>
        </table:table-row>
        <table:table-row table:style-name="ro2">
          <table:table-cell office:value-type="string" calcext:value-type="string">
            <text:p>"ChIJ0Q8POI22bTkR0VmOgbwYMEo"</text:p>
          </table:table-cell>
          <table:table-cell office:value-type="string" calcext:value-type="string">
            <text:p>"CoQBcwAAAPLrOcc9sXPgKNupe3kZwxUOlHyf0ISMuSY3RzDo8gfkxdLCwvVPHKQ0poiK-AtsjHLnusbqFTyEZ8-NaaCGB1LuPehXEwHv_Ofqw2J5m-eceMtKy2zDi7rtSHiNCBIhw9Zv77RgCguiSfQBKTeU-QJosQs1XWVIkTVgqFwQ8YhEEhDemBtLPcyl3ylFYfPxdTz6GhTxRxbYtCknK74dw25QxkmXrcQWsg"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"Ikaki Niwas"</text:p>
          </table:table-cell>
        </table:table-row>
        <table:table-row table:style-name="ro3">
          <table:table-cell office:value-type="string" calcext:value-type="string">
            <text:p>"ChIJj399CfmzbTkRASyYwGBtvtU"</text:p>
          </table:table-cell>
          <table:table-cell office:value-type="string" calcext:value-type="string">
            <text:p>"CoQBdwAAAGvQypi0aJQi5uzezRmiw6LwyXfojlO5piQxZD7Tuo2oOKZCT__DvCt441-2L7GYkoOO6RHCA8K3rUBAtp_bSTMnGyDwpDug73dri9Q_nEHv5zkI1ka1nnygUVjRnObbXM0VZzwWy1E5j_pVqxfgnbUXNYXvwtAhy07HNGkRiRCJEhBxkb7opvsOXGYNvchPzUJHGhQBvrI9xZG4ZWzMapXsJBCTz29-XA"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"Hotel Ramsingh Palace"</text:p>
          </table:table-cell>
        </table:table-row>
        <table:table-row table:style-name="ro2">
          <table:table-cell office:value-type="string" calcext:value-type="string">
            <text:p>"ChIJs77cTv-zbTkRxBF-MlzK9GM"</text:p>
          </table:table-cell>
          <table:table-cell office:value-type="string" calcext:value-type="string">
            <text:p>"CoQBdwAAAPQsisiDNoCCnn7jE9y0hjdQiZh5wnu6dOaQhp21oVUelR1pkmtNEEBkyLDrxVnF8CHxStkseSGha6qSsN-Aa-R2uv3fLIFBdpqhOworYOn95DDo5360XxL3S9hpFY58hkD579rS8iZFK84jJ2SRQ54m0_8oSLwG85x3kBN31QdfEhC8P6g6cU9tsV9xmP3ByumnGhQgOSQSYOIbt6GKRzK3twp_Nd_Fng"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"Hotel Kanchandeep"</text:p>
          </table:table-cell>
        </table:table-row>
        <table:table-row table:style-name="ro2">
          <table:table-cell office:value-type="string" calcext:value-type="string">
            <text:p>"ChIJvx8uaJy3bTkRjeNuvRMqPp4"</text:p>
          </table:table-cell>
          <table:table-cell office:value-type="string" calcext:value-type="string">
            <text:p>"CoQBdwAAAE5KZXqCfBd5A0AKTEp4xdTPzYQ1wHL1vxD9pDswZ1iHJEStkN0VcSZTRm5jvFuuvnTmxz-whesinLLl5uka9g3uDyp6M-Gp7qnR3-YFQPdh3UuNE8QAIuDOEYYJCIwDoGDdzKY3EQe2nRjRPVcMpeEF8LU9322fwFiUJ0qgMNCHEhAFS3-VvZfzjG10Tc3i1GYKGhRtAtExvjIkvndDoDdXc8YnrD_kzQ"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"The Oberoi Rajvilas"</text:p>
          </table:table-cell>
        </table:table-row>
        <table:table-row table:style-name="ro4">
          <table:table-cell office:value-type="string" calcext:value-type="string">
            <text:p>"ChIJM2amkeW1bTkRia3J5eg9QO8"</text:p>
          </table:table-cell>
          <table:table-cell office:value-type="string" calcext:value-type="string">
            <text:p>"CoQBdwAAAG7Hgas1DqTxhT2xhIfKTehJMpRiUdtTUxMdDJUQ3mrLQ6s56JLOqWA0oeUoDoIpWnly8s0LyJAzN2-QxADlr6sH8GlvOzptpgm6mBIcojSnV9ux1n5TXDvWYirpiZC-KOV_LmWuwEky3s0Cgvl3bv14fDeOrYVSF-VosYAl-KrlEhDNzYiOuBXJfjsc1J2Qu54IGhRMKPEm47WrXxYp67L4duC8m7Bv1Q"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"Jaipur Marriott Hotel"</text:p>
          </table:table-cell>
        </table:table-row>
        <table:table-row table:style-name="ro3">
          <table:table-cell office:value-type="string" calcext:value-type="string">
            <text:p>"ChIJ4crmaPmvbTkRhmyKaAy3yBs"</text:p>
          </table:table-cell>
          <table:table-cell office:value-type="string" calcext:value-type="string">
            <text:p>"CoQBdwAAAAIfTVc1SJAYzmy-UjK9qfLHG1g2KSEqPwtrTSxqvIqbIMJiK-8gbFtO-6IQdQTEWLp3XG7GxdSkDYnTy4lnNcCPIhDjLBQPP0iU4sbrOEt9NHZ6k8j6LXLS06yi2tL_Ctvs8yTbrEZ4B2Ea7ZnKSS2E0vB5PMcjEZVJ3pD3DncQEhCOkPoySe-t4--FC-c_T2F4GhSs9_-XlvjVlx-fgtkmqYN69M7sEw"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"Le Méridien Jaipur"</text:p>
          </table:table-cell>
        </table:table-row>
        <table:table-row table:style-name="ro3">
          <table:table-cell office:value-type="string" calcext:value-type="string">
            <text:p>"ChIJw3lKkn2zbTkRlaN929rh2Bg"</text:p>
          </table:table-cell>
          <table:table-cell office:value-type="string" calcext:value-type="string">
            <text:p>"CoQBdwAAAIRfnupVO0bfsz5NxfuXMCPcfi_-SIWnbQBhIBe9SSy0xWChVXxcqxc9um0uWgndp-oES2zvNokGaiVTFkOB8cGQhPHCtyXg5VvRUJyvup3g2nWzcNC9VFgaea8r08MO39RJHf4W2sQcT5ZEXS-OQSuRICpGlbH0BIOHBmMunrpuEhD6T_18gaEFCRXzBA3zsJx1GhQuX7Pvp6i2NdFG9Imt_RqdpZmcDg"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"Sarovar Portico Jaipur"</text:p>
          </table:table-cell>
        </table:table-row>
        <table:table-row table:style-name="ro3">
          <table:table-cell office:value-type="string" calcext:value-type="string">
            <text:p>"ChIJbYx597KxbTkRBdgyccz9vXM"</text:p>
          </table:table-cell>
          <table:table-cell office:value-type="string" calcext:value-type="string">
            <text:p>"CoQBdwAAALr56GT6ZOUYvgu01yG3pbJm1UPyj8FEd92fre0CPCgkXUSu3fK2qG5LXxvWSasN216kzom3xXOEaGgSXW9Wtxlq4jyMqAdHs-HRTXqGLjtyRYK3RjBJK0oIr3p_dhYQvwfGeG9WoOBlXN1uSFTQ0gIEk61eTkSjkLjfhQ1C22B9EhAXBUNxXlaOjeA1ZkS4TvfPGhSFxRDcR-LtBEPzG3B4EpdpzER8Pg"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"Trident Hotel Jaipur"</text:p>
          </table:table-cell>
        </table:table-row>
        <table:table-row table:style-name="ro3">
          <table:table-cell office:value-type="string" calcext:value-type="string">
            <text:p>"ChIJ6-dvmWe0bTkRSRZFkgBacog"</text:p>
          </table:table-cell>
          <table:table-cell office:value-type="string" calcext:value-type="string">
            <text:p>"CoQBdwAAAHvfPpDkg6MVn5sCwFDj47H8bhNoq8IhCWUgUzHvdjuHRXLGSmlqw_4--2T5c8DfMe9e3gZJaIItQWRDRkXrYe25x7fN8OhdeBFCyROkd5tgK1h3AZ8zZsI9qGxjimAxfZsl1Q7PrmhYYVua7a87ILccKOjGlZfNGFYQaAU_Va0ZEhDFOKVf_gvLcHoMOmNA7E4NGhS0_Jq_3OTCOb_dkA7H_fDWBRPy5Q"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"Hotel Shri Laxmi Palace"</text:p>
          </table:table-cell>
        </table:table-row>
        <table:table-row table:style-name="ro2">
          <table:table-cell office:value-type="string" calcext:value-type="string">
            <text:p>"ChIJvzNf2NG1bTkRDJPqaLZczr4"</text:p>
          </table:table-cell>
          <table:table-cell office:value-type="string" calcext:value-type="string">
            <text:p>"CoQBdwAAABfcE59O_zEfU36iiW2PaQsQA1c8qXQykWR89312qK1ADRK41kIrCOr2-1Vx6PkDmEiHLW3r3tPaWFGCEx3sIemgQ1_-wjc0qkuAMc6QQDWRNWnsBCVXGEcufRsmA44tvVdk-i3ZN1kqxB7vwaAGUbUX8KLqh1e-Y6nCu6_KNvx9EhAEOM7oWbxF-ch1P-Y3K7TnGhQWwBR-In3iY6IuoPrzrtW8rvatTA"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"Four Points"</text:p>
          </table:table-cell>
        </table:table-row>
        <table:table-row table:style-name="ro2">
          <table:table-cell office:value-type="string" calcext:value-type="string">
            <text:p>"ChIJ48leTnK0bTkR1jT92zRYZFY"</text:p>
          </table:table-cell>
          <table:table-cell office:value-type="string" calcext:value-type="string">
            <text:p>"CoQBcwAAAJTecjLBQVpKMnA8Oa3hyGC0vXLWe8f3toJrLhIoMnRSjNqqjQksEYYPxGd27_oEgqUaiNNJIALLXbtGJE8wVTYwtRjDMK-6_rJfvtZD8ADb7-zyFR4MdB-pcisX7BbN7g--kSRMHGShPcqeSFGG4EGoKl63HGEbyzljkW-8sNXrEhDfABIroDU4BosWoYTq7uWHGhQg4prX6jKGmiA_7jjKcb18dDeOGg"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"Hotel ibis Jaipur"</text:p>
          </table:table-cell>
        </table:table-row>
        <table:table-row table:style-name="ro3">
          <table:table-cell office:value-type="string" calcext:value-type="string">
            <text:p>"ChIJtxPm37qzbTkR5_6TWigT8PE"</text:p>
          </table:table-cell>
          <table:table-cell office:value-type="string" calcext:value-type="string">
            <text:p>"CoQBdwAAAAiDY09UCFaiL8DZDTPZz1KvVaqQh-VepTVhg6AkORqhSOHP2YwDgh4MJHhWKlg-_QYzyKbYdeksqXQ6xVAhccv6kI58qaGwQnC3GsPKA11uHhE6JJ7Cvsn0HCmxh4-WxzMn96gvt5qUHdZ7_4-jl0MB7mFUJ7Dalo2gmL8_IR_zEhA9BJ4UvV_DS6F-ZgTbf8rEGhT4qeOn9Q5PJ7CHvGse0FigMLCh0A"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"VUE,The Rooftop Terrace At Paradise"</text:p>
          </table:table-cell>
        </table:table-row>
        <table:table-row table:style-name="ro2">
          <table:table-cell office:value-type="string" calcext:value-type="string">
            <text:p>"ChIJd9YlF-azbTkRL5TBZfM9fSk"</text:p>
          </table:table-cell>
          <table:table-cell office:value-type="string" calcext:value-type="string">
            <text:p>"CoQBdwAAADmUaYt0-SbQONNH7AqP5IHa-sv__GIsNbcMUx_juPtIFpNIEsD4fSrH2nDcsFaluZxIJ29pTm4lJN6iff44wtIaYOO6pmY57vOvumhucXpZw2F5NeGAL3CipnvTuTCorOiBR55MgYgZQ3UOmcFfSHPgVZEgbLyRSd-WPv6wrfo3EhBUPZ1vwTNGH699b7LaB3YyGhRCmQJ8mC-MG4prWD9EZJXPzcgg1Q"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"Hotel Sarang Palace"</text:p>
          </table:table-cell>
        </table:table-row>
        <table:table-row table:style-name="ro2">
          <table:table-cell office:value-type="string" calcext:value-type="string">
            <text:p>"ChIJl3lzu9bgazkRbA9QXS8MEtQ"</text:p>
          </table:table-cell>
          <table:table-cell office:value-type="string" calcext:value-type="string">
            <text:p>"CoQBdwAAAIlnGxbiMsvNnX-YCxXWt_KnLArBUZWqCbBdJEM8jVpsnvcPM8A4gNbMkusu_u8R3W16tOoNVv6-JkwxK1bDYZQ3bAU5Oogm8oYhIoTmc6Z0jpWIwi2kPVOvdr3FTIbPo74jfOdURobimoQk2e247jRvrjLp4c_tFNzNzaKOiB8zEhBns2N0nJaJvS29hsewZKL0GhQ4RMi3NG66zbw0op6qnWTv68rW7g"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"Kanchan Kesari Village Resort"</text:p>
          </table:table-cell>
        </table:table-row>
        <table:table-row table:style-name="ro2">
          <table:table-cell office:value-type="string" calcext:value-type="string">
            <text:p>"ChIJH3cF7f6zbTkRTXGNYF3e5jg"</text:p>
          </table:table-cell>
          <table:table-cell office:value-type="string" calcext:value-type="string">
            <text:p>"CoQBdwAAADIooxqop3d1Ko9IQMRCYVyZCO3W9XylN5hG59-I6EAEfumcFJZd9tW3Y3rJd1d5ZI68UqvEg_4LfdkjvZBvJ6dZoCpWnPfTkNqXMGoq8C7AWE5PqdwfcwjhfCdmVbWURCiiIHtn-uN56Dm-bDsVXKuzsI63i-gb9ZZLUDSvbH4mEhBIrLv3CIdhbPVdhj2iaN7qGhT7pdUfLk8JqbrSaB6Go0yCn_W5Ng"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"Golden Hotel"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02:40:07.013974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3:41:33.370655563</meta:creation-date>
    <dc:date>2016-11-16T02:45:53.214388925</dc:date>
    <meta:editing-duration>PT11M47S</meta:editing-duration>
    <meta:editing-cycles>5</meta:editing-cycles>
    <meta:generator>LibreOffice/5.1.4.2$Linux_X86_64 LibreOffice_project/10m0$Build-2</meta:generator>
    <meta:document-statistic meta:table-count="1" meta:cell-count="128" meta:object-count="0"/>
  </office:meta>
</office:document-meta>
</file>